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ResourceConfigurer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ResourceConfigurer.postProcessBeanFactory( ConfigurableListableBeanFactory bea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ResourceConfigurer.convertProperties( Properties prop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ResourceConfigurer.convertPropertyValue( String original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ResourceConfigurer.convertProperty( String propertyName ,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ResourceConfigur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